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40000008551347A0C40C60E55.png" manifest:media-type="image/png"/>
  <manifest:file-entry manifest:full-path="Pictures/10000201000000BC000000D850029A716F6689F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9.55cm" fo:min-width="14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65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0.05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.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18cm"/>
    </style:style>
    <style:style style:name="gr1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2.4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4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19cm"/>
    </style:style>
    <style:style style:name="gr20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5cm" svg:height="9.8cm" svg:x="1.6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565cm" svg:height="0.963cm" svg:x="1.609cm" svg:y="1.637cm">
          <draw:text-box>
            <text:p><text:span text:style-name="T1">1- Cliente agenda banho e tosa</text:span></text:p>
            <text:p><text:span text:style-name="T1">DFD – Processo agendar <text:s/>consulta </text:span></text:p>
          </draw:text-box>
        </draw:frame>
        <draw:custom-shape draw:style-name="gr3" draw:text-style-name="P3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cm" svg:y1="1.2cm" svg:x2="2.8cm" svg:y2="3.8cm">
          <text:p/>
        </draw:line>
        <draw:custom-shape draw:style-name="gr5" draw:text-style-name="P5" xml:id="id1" draw:id="id1" draw:layer="layout" svg:width="2.6cm" svg:height="1cm" svg:x="2.2cm" svg:y="4cm">
          <text:p text:style-name="P4"><text:span text:style-name="T1">Agendado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0.4cm" svg:height="0.4cm" svg:x="10.6cm" svg:y="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7" draw:id="id7" draw:layer="layout" svg:width="0.4cm" svg:height="0.4cm" svg:x="15cm" svg:y="7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0.4cm" svg:height="0.4cm" svg:x="9.6cm" svg:y="11.2cm">
          <text:p/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5" draw:id="id5" draw:layer="layout" svg:width="2.6cm" svg:height="1cm" svg:x="2.2cm" svg:y="10cm">
          <text:p text:style-name="P4"><text:span text:style-name="T1">Cliente traz animal</text:span></text:p>
          <text:p text:style-name="P4"><text:span text:style-name="T1">Pegou senha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3cm" svg:height="1cm" svg:x="1.8cm" svg:y="7cm">
          <text:p text:style-name="P4"><text:span text:style-name="T1">Serviço agen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4.8cm" svg:y1="4.5cm" svg:x2="10.6cm" svg:y2="4.4cm" draw:start-shape="id1" draw:start-glue-point="1" draw:end-shape="id2" draw:end-glue-point="5" svg:d="M4800 4500l5800-100" svg:viewBox="0 0 5801 101">
          <text:p/>
        </draw:connector>
        <draw:frame draw:style-name="gr9" draw:text-style-name="P2" draw:layer="layout" svg:width="4.663cm" svg:height="0.963cm" svg:x="4.987cm" svg:y="3.537cm">
          <draw:text-box>
            <text:p><text:span text:style-name="T1">2- Recepção verifica agenda </text:span></text:p>
            <text:p><text:span text:style-name="T1">DFD – cliente solicita serviço</text:span></text:p>
          </draw:text-box>
        </draw:frame>
        <draw:custom-shape draw:style-name="gr3" draw:text-style-name="P3" xml:id="id3" draw:id="id3" draw:layer="layout" svg:width="0.6cm" svg:height="0.6cm" svg:x="19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cm" svg:y1="4.4cm" svg:x2="19.8cm" svg:y2="4.1cm" draw:start-shape="id2" draw:start-glue-point="7" draw:end-shape="id3" draw:end-glue-point="6" svg:d="M11000 4400l8800-300" svg:viewBox="0 0 8801 301">
          <text:p/>
        </draw:connector>
        <draw:custom-shape draw:style-name="gr3" draw:text-style-name="P3" draw:layer="layout" svg:width="0.6cm" svg:height="0.6cm" svg:x="2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38cm" svg:height="0.963cm" svg:x="12.362cm" svg:y="3.137cm">
          <draw:text-box>
            <text:p><text:span text:style-name="T1">Serviço não realizado</text:span></text:p>
            <text:p><text:span text:style-name="T1">Sem horário na agenda</text:span></text:p>
          </draw:text-box>
        </draw:frame>
        <draw:frame draw:style-name="gr11" draw:text-style-name="P2" draw:layer="layout" svg:width="3.702cm" svg:height="0.607cm" svg:x="18.6cm" svg:y="4.437cm">
          <draw:text-box>
            <text:p><text:span text:style-name="T1">Serviço não agendado</text:span></text:p>
          </draw:text-box>
        </draw:frame>
        <draw:connector draw:style-name="gr4" draw:text-style-name="P1" draw:layer="layout" svg:x1="10.8cm" svg:y1="4.6cm" svg:x2="3.3cm" svg:y2="7cm" draw:start-shape="id2" draw:start-glue-point="6" draw:end-shape="id4" draw:end-glue-point="0" svg:d="M10800 4600v1201h-7500v1199" svg:viewBox="0 0 7501 2401">
          <text:p/>
        </draw:connector>
        <draw:frame draw:style-name="gr12" draw:text-style-name="P2" draw:layer="layout" svg:width="2.018cm" svg:height="0.607cm" svg:x="9.8cm" svg:y="3.2cm">
          <draw:text-box>
            <text:p><text:span text:style-name="T1">cancelável</text:span></text:p>
          </draw:text-box>
        </draw:frame>
        <draw:connector draw:style-name="gr4" draw:text-style-name="P1" draw:layer="layout" draw:type="line" svg:x1="3.3cm" svg:y1="8cm" svg:x2="3.5cm" svg:y2="10cm" draw:start-shape="id4" draw:start-glue-point="2" draw:end-shape="id5" draw:end-glue-point="0" svg:d="M3300 8000l200 2000" svg:viewBox="0 0 201 2001">
          <text:p/>
        </draw:connector>
        <draw:custom-shape draw:style-name="gr13" draw:text-style-name="P5" xml:id="id6" draw:id="id6" draw:layer="layout" svg:width="3cm" svg:height="1.2cm" svg:x="9.6cm" svg:y="7cm">
          <text:p text:style-name="P4"><text:span text:style-name="T1">Não compareceu 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8cm" svg:y1="7.5cm" svg:x2="9.6cm" svg:y2="7.6cm" draw:start-shape="id4" draw:start-glue-point="1" draw:end-shape="id6" draw:end-glue-point="3" svg:d="M4800 7500l4800 100" svg:viewBox="0 0 4801 101">
          <text:p/>
        </draw:connector>
        <draw:frame draw:style-name="gr14" draw:text-style-name="P7" draw:layer="layout" svg:width="4.4cm" svg:height="0.887cm" svg:x="5cm" svg:y="6.513cm">
          <draw:text-box>
            <text:p><text:span text:style-name="T2">3-Cliente não veio </text:span></text:p>
            <text:p><text:span text:style-name="T2">DFD – cliente não veio <text:s/></text:span></text:p>
          </draw:text-box>
        </draw:frame>
        <draw:connector draw:style-name="gr4" draw:text-style-name="P1" draw:layer="layout" svg:x1="15.2cm" svg:y1="7.4cm" svg:x2="11.1cm" svg:y2="7cm" draw:start-shape="id7" draw:start-glue-point="4" draw:end-shape="id6" draw:end-glue-point="0" svg:d="M15200 7400v-950h-4100v550" svg:viewBox="0 0 4101 951">
          <text:p/>
        </draw:connector>
        <draw:frame draw:style-name="gr15" draw:text-style-name="P7" draw:layer="layout" svg:width="2.614cm" svg:height="0.569cm" svg:x="10.691cm" svg:y="8.2cm">
          <draw:text-box>
            <text:p><text:span text:style-name="T2">Cliente não veio </text:span></text:p>
          </draw:text-box>
        </draw:frame>
        <draw:connector draw:style-name="gr4" draw:text-style-name="P1" draw:layer="layout" svg:x1="11.1cm" svg:y1="8.2cm" svg:x2="15.2cm" svg:y2="7.8cm" draw:start-shape="id6" draw:start-glue-point="2" draw:end-shape="id7" draw:end-glue-point="6" svg:d="M11100 8200v550h4100v-950" svg:viewBox="0 0 4101 951">
          <text:p/>
        </draw:connector>
        <draw:frame draw:style-name="gr16" draw:text-style-name="P7" draw:layer="layout" svg:width="3.715cm" svg:height="0.569cm" svg:x="10.8cm" svg:y="6cm">
          <draw:text-box>
            <text:p><text:span text:style-name="T2">Cliente reagenda serviço </text:span></text:p>
          </draw:text-box>
        </draw:frame>
        <draw:custom-shape draw:style-name="gr3" draw:text-style-name="P3" xml:id="id8" draw:id="id8" draw:layer="layout" svg:width="0.6cm" svg:height="0.6cm" svg:x="21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5.4cm" svg:y1="7.6cm" svg:x2="21.6cm" svg:y2="7.7cm" draw:start-shape="id7" draw:start-glue-point="7" draw:end-shape="id8" draw:end-glue-point="6" svg:d="M15400 7600l6200 100" svg:viewBox="0 0 6201 101">
          <text:p/>
        </draw:connector>
        <draw:frame draw:style-name="gr17" draw:text-style-name="P7" draw:layer="layout" svg:width="5.231cm" svg:height="0.569cm" svg:x="16.6cm" svg:y="7.031cm">
          <draw:text-box>
            <text:p><text:span text:style-name="T2">Recepcionista cancela agendamento </text:span></text:p>
          </draw:text-box>
        </draw:frame>
        <draw:connector draw:style-name="gr4" draw:text-style-name="P1" draw:layer="layout" svg:x1="11.1cm" svg:y1="8.2cm" svg:x2="3.5cm" svg:y2="10cm" draw:start-shape="id6" draw:start-glue-point="2" draw:end-shape="id5" svg:d="M11100 8200v900h-7600v900" svg:viewBox="0 0 7601 1801">
          <text:p/>
        </draw:connector>
        <draw:frame draw:style-name="gr18" draw:text-style-name="P7" draw:layer="layout" svg:width="3.927cm" svg:height="0.887cm" svg:x="5.804cm" svg:y="9cm">
          <draw:text-box>
            <text:p><text:span text:style-name="T2">4- cliente compareceu <text:s/></text:span></text:p>
            <text:p><text:span text:style-name="T2">DFD - Cliente traz animal <text:s text:c="2"/></text:span></text:p>
          </draw:text-box>
        </draw:frame>
        <draw:frame draw:style-name="gr19" draw:text-style-name="P8" draw:layer="layout" svg:width="7.119cm" svg:height="0.962cm" svg:x="14cm" svg:y="1cm">
          <draw:text-box>
            <text:p>Analise de ciclo de vida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o_20_sem_20_preenchimento_20_nem_20_linha_5f_1" style:display-name="Objeto sem preenchimento nem linha_1" style:family="graphic" style:parent-style-name="standard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">
      <style:graphic-properties svg:stroke-color="#000000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2" style:display-name="Objeto sem preenchimento_2" style:family="graphic" style:parent-style-name="Padrão_5f_2">
      <style:graphic-properties svg:stroke-color="#000000" draw:fill="none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3" style:display-name="Objeto sem preenchimento_3" style:family="graphic" style:parent-style-name="Padrão_5f_3">
      <style:graphic-properties svg:stroke-color="#000000" draw:fill="none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4" style:display-name="Objeto sem preenchimento_4" style:family="graphic" style:parent-style-name="Padrão_5f_4">
      <style:graphic-properties svg:stroke-color="#000000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yout_20_Personalizado-background" style:display-name="Layout Personalizado-background" style:family="presentation">
      <style:graphic-properties draw:stroke="none" draw:fill="solid" draw:fill-color="#ffffff"/>
      <style:text-properties style:letter-kerning="true"/>
    </style:style>
    <style:style style:name="Layout_20_Personalizado-backgroundobjects" style:display-name="Layout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-notes" style:display-name="Layout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ayout_20_Personalizado-outline1" style:display-name="Layout Personalizado-outline1" style:family="presentation">
      <style:graphic-properties draw:stroke="none" draw:fill="none" draw:auto-grow-height="false" draw:fit-to-size="shrink-to-fit" style:shrink-to-fit="true">
        <text:list-style style:name="Layout_20_Personalizado-outline1" style:display-name="Layout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Arial1" style:font-family-complex="Ari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Layout_20_Personalizado-outline2" style:display-name="Layout Personalizado-outline2" style:family="presentation" style:parent-style-name="Layout_20_Personalizado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ayout_20_Personalizado-outline3" style:display-name="Layout Personalizado-outline3" style:family="presentation" style:parent-style-name="Layout_20_Personalizado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yout_20_Personalizado-outline4" style:display-name="Layout Personalizado-outline4" style:family="presentation" style:parent-style-name="Layout_20_Personalizado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yout_20_Personalizado-outline5" style:display-name="Layout Personalizado-outline5" style:family="presentation" style:parent-style-name="Layout_20_Personalizado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-outline6" style:display-name="Layout Personalizado-outline6" style:family="presentation" style:parent-style-name="Layout_20_Personalizado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-outline7" style:display-name="Layout Personalizado-outline7" style:family="presentation" style:parent-style-name="Layout_20_Personalizado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-outline8" style:display-name="Layout Personalizado-outline8" style:family="presentation" style:parent-style-name="Layout_20_Personalizado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-outline9" style:display-name="Layout Personalizado-outline9" style:family="presentation" style:parent-style-name="Layout_20_Personalizado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-subtitle" style:display-name="Layout Personalizado-subtitle" style:family="presentation">
      <style:graphic-properties draw:stroke="none" draw:fill="none" draw:textarea-vertical-align="middle">
        <text:list-style style:name="Layout_20_Personalizado-subtitle" style:display-name="Layout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-title" style:display-name="Layout Personalizado-title" style:family="presentation">
      <style:graphic-properties draw:stroke="none" draw:fill="none" draw:textarea-vertical-align="middle">
        <text:list-style style:name="Layout_20_Personalizado-title" style:display-name="Layout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family-generic-asian="modern" style:font-pitch-asian="fixed" style:font-size-asian="44pt" style:language-asian="pt" style:country-asian="BR" style:font-style-asian="normal" style:font-weight-asian="normal" style:font-name-complex="Verdana1" style:font-family-complex="Verdana" style:font-family-generic-complex="swiss" style:font-pitch-complex="variable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Layout_20_Personalizado_5f_-background" style:display-name="Layout Personalizado_-background" style:family="presentation">
      <style:graphic-properties draw:stroke="none" draw:fill="solid" draw:fill-color="#ffffff"/>
      <style:text-properties style:letter-kerning="true"/>
    </style:style>
    <style:style style:name="Layout_20_Personalizado_5f_-backgroundobjects" style:display-name="Layout Personaliz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_5f_-notes" style:display-name="Layout Personaliz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ayout_20_Personalizado_5f_-outline1" style:display-name="Layout Personalizado_-outline1" style:family="presentation">
      <style:graphic-properties draw:stroke="none" draw:fill="none" draw:auto-grow-height="false" draw:fit-to-size="shrink-to-fit" style:shrink-to-fit="true">
        <text:list-style style:name="Layout_20_Personalizado_5f_-outline1" style:display-name="Layout Personaliz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Arial1" style:font-family-complex="Ari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Layout_20_Personalizado_5f_-outline2" style:display-name="Layout Personalizado_-outline2" style:family="presentation" style:parent-style-name="Layout_20_Personalizado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ayout_20_Personalizado_5f_-outline3" style:display-name="Layout Personalizado_-outline3" style:family="presentation" style:parent-style-name="Layout_20_Personalizado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yout_20_Personalizado_5f_-outline4" style:display-name="Layout Personalizado_-outline4" style:family="presentation" style:parent-style-name="Layout_20_Personalizado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yout_20_Personalizado_5f_-outline5" style:display-name="Layout Personalizado_-outline5" style:family="presentation" style:parent-style-name="Layout_20_Personalizado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_5f_-outline6" style:display-name="Layout Personalizado_-outline6" style:family="presentation" style:parent-style-name="Layout_20_Personalizado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_5f_-outline7" style:display-name="Layout Personalizado_-outline7" style:family="presentation" style:parent-style-name="Layout_20_Personalizado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_5f_-outline8" style:display-name="Layout Personalizado_-outline8" style:family="presentation" style:parent-style-name="Layout_20_Personalizado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_5f_-outline9" style:display-name="Layout Personalizado_-outline9" style:family="presentation" style:parent-style-name="Layout_20_Personalizado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Layout_20_Personalizado_5f_-subtitle" style:display-name="Layout Personalizado_-subtitle" style:family="presentation">
      <style:graphic-properties draw:stroke="none" draw:fill="none" draw:textarea-vertical-align="middle">
        <text:list-style style:name="Layout_20_Personalizado_5f_-subtitle" style:display-name="Layout Personaliz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_5f_-title" style:display-name="Layout Personalizado_-title" style:family="presentation">
      <style:graphic-properties draw:stroke="none" draw:fill="none" draw:textarea-vertical-align="middle">
        <text:list-style style:name="Layout_20_Personalizado_5f_-title" style:display-name="Layout Personaliz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family-generic-asian="modern" style:font-pitch-asian="fixed" style:font-size-asian="44pt" style:language-asian="pt" style:country-asian="BR" style:font-style-asian="normal" style:font-weight-asian="normal" style:font-name-complex="Verdana1" style:font-family-complex="Verdana" style:font-family-generic-complex="swiss" style:font-pitch-complex="variable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85c2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fit-to-size="false" style:shrink-to-fit="false" fo:min-height="10.601cm" fo:min-width="27.5cm" fo:padding-top="0.125cm" fo:padding-bottom="0.125cm" fo:padding-left="0.25cm" fo:padding-right="0.25cm" fo:wrap-option="wrap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ayout_20_Personalizado-backgroundobjects">
      <style:graphic-properties draw:stroke="none" draw:fill="none" draw:fill-color="#ffffff" draw:auto-grow-height="false" fo:min-height="1.421cm"/>
    </style:style>
    <style:style style:name="Mpr5" style:family="presentation" style:parent-style-name="Layout_20_Personalizado-backgroundobjects">
      <style:graphic-properties draw:stroke="none" draw:fill="none" draw:fill-color="#ffffff" draw:textarea-vertical-align="bottom" draw:auto-grow-height="false" fo:min-height="1.421cm"/>
    </style:style>
    <style:style style:name="Mpr6" style:family="presentation" style:parent-style-name="Layout_20_Personalizado_5f_-backgroundobjects">
      <style:graphic-properties draw:stroke="none" draw:fill="none" draw:fill-color="#ffffff" draw:auto-grow-height="false" fo:min-height="1.421cm"/>
    </style:style>
    <style:style style:name="Mpr7" style:family="presentation" style:parent-style-name="Layout_20_Personalizado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ayout_20_Personalizado" style:display-name="Layout Personalizado" style:page-layout-name="PM1" draw:style-name="Mdp2">
      <draw:frame draw:name="Imagem 6" draw:style-name="Mgr3" draw:text-style-name="MP7" draw:layer="backgroundobjects" svg:width="7.887cm" svg:height="1.804cm" svg:x="0.655cm" svg:y="0.491cm">
        <draw:image xlink:href="Pictures/10000201000001B40000008551347A0C40C60E55.png" xlink:type="simple" xlink:show="embed" xlink:actuate="onLoad" loext:mime-type="image/png">
          <text:p/>
        </draw:image>
      </draw:frame>
      <draw:line draw:name="Conector reto 8" draw:style-name="Mgr4" draw:text-style-name="MP7" draw:layer="backgroundobjects" svg:x1="0cm" svg:y1="2.788cm" svg:x2="21cm" svg:y2="2.791cm">
        <text:p/>
      </draw:line>
      <draw:frame draw:name="Imagem 10" draw:style-name="Mgr3" draw:text-style-name="MP7" draw:layer="backgroundobjects" svg:width="5.482cm" svg:height="4.724cm" svg:x="22.516cm" svg:y="11.025cm">
        <draw:image xlink:href="Pictures/10000201000000BC000000D850029A716F6689F1.png" xlink:type="simple" xlink:show="embed" xlink:actuate="onLoad" loext:mime-type="image/png">
          <text:p/>
        </draw:image>
      </draw:frame>
      <draw:custom-shape draw:name="Retângulo 2" draw:style-name="Mgr5" draw:text-style-name="MP8" draw:layer="backgroundobjects" svg:width="27.999cm" svg:height="10.85cm" svg:x="0.00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ayout_20_Personalizado-title" draw:layer="backgroundobjects" svg:width="25.199cm" svg:height="2.629cm" svg:x="1.4cm" svg:y="0.628cm" presentation:class="title" presentation:placeholder="true">
        <draw:text-box/>
      </draw:frame>
      <draw:frame presentation:style-name="Layout_20_Personalizado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Layout_20_Personalizado-title" draw:layer="backgroundobjects" svg:width="15.123cm" svg:height="11.136cm" svg:x="2.937cm" svg:y="2.256cm" presentation:class="page"/>
        <draw:frame presentation:style-name="Layout_20_Personalizado-notes" draw:layer="backgroundobjects" svg:width="16.799cm" svg:height="13.363cm" svg:x="2.099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ayout_20_Personalizado_5f_" style:display-name="Layout Personalizado_" style:page-layout-name="PM1" draw:style-name="Mdp2">
      <draw:frame draw:name="Imagem 6" draw:style-name="Mgr3" draw:text-style-name="MP7" draw:layer="backgroundobjects" svg:width="7.887cm" svg:height="1.804cm" svg:x="0.655cm" svg:y="0.491cm">
        <draw:image xlink:href="Pictures/10000201000001B40000008551347A0C40C60E55.png" xlink:type="simple" xlink:show="embed" xlink:actuate="onLoad" loext:mime-type="image/png">
          <text:p/>
        </draw:image>
      </draw:frame>
      <draw:line draw:name="Conector reto 8" draw:style-name="Mgr4" draw:text-style-name="MP7" draw:layer="backgroundobjects" svg:x1="0cm" svg:y1="2.788cm" svg:x2="21cm" svg:y2="2.791cm">
        <text:p/>
      </draw:line>
      <draw:frame draw:name="Imagem 10" draw:style-name="Mgr3" draw:text-style-name="MP7" draw:layer="backgroundobjects" svg:width="5.482cm" svg:height="4.724cm" svg:x="22.516cm" svg:y="11.025cm">
        <draw:image xlink:href="Pictures/10000201000000BC000000D850029A716F6689F1.png" xlink:type="simple" xlink:show="embed" xlink:actuate="onLoad" loext:mime-type="image/png">
          <text:p/>
        </draw:image>
      </draw:frame>
      <draw:custom-shape draw:name="Retângulo 2" draw:style-name="Mgr5" draw:text-style-name="MP8" draw:layer="backgroundobjects" svg:width="27.999cm" svg:height="10.85cm" svg:x="0.00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ayout_20_Personalizado_5f_-title" draw:layer="backgroundobjects" svg:width="25.199cm" svg:height="2.629cm" svg:x="1.4cm" svg:y="0.628cm" presentation:class="title" presentation:placeholder="true">
        <draw:text-box/>
      </draw:frame>
      <draw:frame presentation:style-name="Layout_20_Personalizado_5f_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Layout_20_Personalizado_5f_-title" draw:layer="backgroundobjects" svg:width="15.123cm" svg:height="11.136cm" svg:x="2.937cm" svg:y="2.256cm" presentation:class="page"/>
        <draw:frame presentation:style-name="Layout_20_Personalizado_5f_-notes" draw:layer="backgroundobjects" svg:width="16.799cm" svg:height="13.363cm" svg:x="2.099cm" svg:y="14.106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09:50:45.348000000</meta:creation-date>
    <dc:date>2018-10-16T11:26:38.366000000</dc:date>
    <meta:editing-duration>PT23M12S</meta:editing-duration>
    <meta:editing-cycles>4</meta:editing-cycles>
    <meta:generator>LibreOffice/6.1.0.3$Windows_X86_64 LibreOffice_project/efb621ed25068d70781dc026f7e9c5187a4decd1</meta:generator>
    <meta:document-statistic meta:object-count="80"/>
  </office:meta>
</office:document-meta>
</file>